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8000002131D5ADA519B494377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draw:auto-grow-height="true" fo:min-height="1.212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5cm"/>
    </style:style>
    <style:style style:name="pr7" style:family="presentation" style:parent-style-name="Folienmaster_5f_default-title">
      <style:graphic-properties fo:min-height="1.19cm"/>
    </style:style>
    <style:style style:name="pr8" style:family="presentation" style:parent-style-name="Folienmaster_5f_default-outline1">
      <style:graphic-properties fo:min-height="11.049cm"/>
    </style:style>
    <style:style style:name="pr9" style:family="presentation" style:parent-style-name="Folienmaster_5f_default-notes">
      <style:graphic-properties draw:fill-color="#ffffff" fo:min-height="13.364cm"/>
    </style:style>
    <style:style style:name="pr10" style:family="presentation" style:parent-style-name="Folienmaster_5f_default-subtitle">
      <style:graphic-properties draw:fill-color="#ffffff" fo:min-height="5.52cm"/>
    </style:style>
    <style:style style:name="P1" style:family="paragraph">
      <loext:graphic-properties draw:fill-color="#ffffff"/>
      <style:text-properties fo:font-size="18.2000007629395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36pt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presentation:style-name="pr1" draw:layer="layout" svg:width="19.8cm" svg:height="4.08cm" svg:x="4.9cm" svg:y="7.17cm" presentation:class="title" presentation:user-transformed="true">
          <draw:text-box>
            <text:p>Potential Fields Visualization</text:p>
          </draw:text-box>
        </draw:frame>
        <draw:frame presentation:style-name="pr2" draw:text-style-name="P1" draw:layer="layout" svg:width="19.975cm" svg:height="2.94cm" svg:x="4.725cm" svg:y="12.83cm" presentation:class="subtitle" presentation:user-transformed="true">
          <draw:text-box>
            <text:p>Data Visualization WS 2018/19</text:p>
            <text:p>Till-Julius Krüger</text:p>
            <text:p>Michael Pluhatsch</text:p>
            <text:p>Anahid Roshan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Motivation</text:p>
          </draw:text-box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Potential Fields</text:p>
          </draw:text-box>
        </draw:frame>
        <draw:frame presentation:style-name="pr8" draw:layer="layout" svg:width="24.01cm" svg:height="11.049cm" svg:x="0.7cm" svg:y="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 presentation:user-transformed="true">
          <draw:text-box>
            <text:p>Approach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- Blackbox</text:p>
              </text:list-item>
              <text:list-item>
                <text:p>- Whitebox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Visualization</text:p>
          </draw:text-box>
        </draw:frame>
        <draw:frame presentation:style-name="pr8" draw:layer="layout" svg:width="24.01cm" svg:height="11.049cm" svg:x="0.7cm" svg:y="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 presentation:placeholder="true" presentation:user-transformed="true">
          <draw:text-box/>
        </draw:frame>
        <draw:frame presentation:style-name="pr8" draw:layer="layout" svg:width="24.01cm" svg:height="11.049cm" svg:x="0.7cm" svg:y="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3T32">
        <office:forms form:automatic-focus="false" form:apply-design-mode="false"/>
        <draw:frame presentation:style-name="pr10" draw:text-style-name="P5" draw:layer="layout" svg:width="24.01cm" svg:height="5.52cm" svg:x="0.628cm" svg:y="5.148cm" presentation:class="subtitle" presentation:user-transformed="true">
          <draw:text-box>
            <text:p text:style-name="P4"><text:span text:style-name="T1">QUESTIONS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0.641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d6e0"/>
      <style:paragraph-properties style:writing-mode="lr-tb" style:font-independent-line-spacing="true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1" style:family="paragraph">
      <style:paragraph-properties fo:margin-left="0cm" fo:margin-right="0cm" fo:line-height="100%" fo:text-align="end" fo:text-indent="0cm"/>
    </style:style>
    <style:style style:name="MP12" style:family="paragraph">
      <loext:graphic-properties draw:fill="none" draw:fill-color="#bcc7f6"/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color="#5f5f5f" style:font-name="Arial2" fo:font-size="10pt" fo:font-weight="normal" style:font-size-asian="14pt" style:font-weight-asian="normal" style:font-size-complex="14pt" style:font-weight-complex="normal"/>
    </style:style>
    <style:style style:name="MT4" style:family="text">
      <style:text-properties fo:color="#5f5f5f" style:font-name="Arial4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5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presentation:style-name="Mpr1" draw:text-style-name="MP8" draw:layer="backgroundobjects" svg:width="16.61cm" svg:height="0.64cm" svg:x="0.699cm" svg:y="18.419cm" presentation:class="footer">
        <draw:text-box>
          <text:p text:style-name="MP7"><text:span text:style-name="MT2"><presentation:footer/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office:forms form:automatic-focus="false" form:apply-design-mode="false"/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1.049cm" svg:x="0.7cm" svg:y="4.5cm" presentation:class="outline" presentation:placeholder="true">
        <draw:text-box/>
      </draw:frame>
      <draw:custom-shape draw:name="Rectangle 13" draw:style-name="Mgr3" draw:text-style-name="MP5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16.61cm" svg:height="0.64cm" svg:x="0.7cm" svg:y="18.42cm" presentation:class="footer">
        <draw:text-box>
          <text:p text:style-name="MP9"><text:span text:style-name="MT3">Titel, Datum, ...</text:span></text:p>
        </draw:text-box>
      </draw:frame>
      <draw:frame draw:style-name="Mgr4" draw:text-style-name="MP6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style-name="Mgr5" draw:text-style-name="MP12" draw:layer="backgroundobjects" svg:width="3.409cm" svg:height="0.665cm" svg:x="21.141cm" svg:y="18.412cm">
        <text:list text:style-name="ML3">
          <text:list-header>
            <text:p text:style-name="MP11"><text:span text:style-name="MT4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2:15:25.310081840</meta:creation-date>
    <meta:editing-duration>PT17M35S</meta:editing-duration>
    <meta:editing-cycles>4</meta:editing-cycles>
    <meta:generator>LibreOffice/5.1.6.2$Linux_X86_64 LibreOffice_project/10m0$Build-2</meta:generator>
    <dc:date>2019-02-11T17:22:20.514469026</dc:date>
    <meta:document-statistic meta:object-count="60"/>
  </office:meta>
</office:document-meta>
</file>